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table:style-name="ce3" office:value-type="float" office:value="2.66" calcext:value-type="float">
            <text:p>2.66</text:p>
          </table:table-cell>
        </table:table-row>
        <table:table-row table:style-name="ro1"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.65" calcext:value-type="float">
            <text:p>2.6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2.61" calcext:value-type="float">
            <text:p>2.6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2.71" calcext:value-type="float">
            <text:p>2.71</text:p>
          </table:table-cell>
        </table:table-row>
        <table:table-row table:style-name="ro1"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float" office:value="2.68" calcext:value-type="float">
            <text:p>2.6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.62" calcext:value-type="float">
            <text:p>2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20:14:17.106162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7T18:50:15.346758879</meta:creation-date>
    <dc:date>2023-04-18T20:16:06.768706595</dc:date>
    <meta:editing-duration>PT46M12S</meta:editing-duration>
    <meta:editing-cycles>4</meta:editing-cycles>
    <meta:generator>LibreOffice/6.4.7.2$Linux_X86_64 LibreOffice_project/40$Build-2</meta:generator>
    <meta:document-statistic meta:table-count="1" meta:cell-count="28" meta:object-count="0"/>
  </office:meta>
</office:document-meta>
</file>